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08ccd7"/>
    </style:style>
    <style:style style:name="P4" style:family="paragraph" style:parent-style-name="Heading_20_2">
      <style:text-properties officeooo:paragraph-rsid="069bde80"/>
    </style:style>
    <style:style style:name="P5" style:family="paragraph" style:parent-style-name="Heading_20_2">
      <style:text-properties officeooo:paragraph-rsid="06a096ae"/>
    </style:style>
    <style:style style:name="P6" style:family="paragraph" style:parent-style-name="Text_20_body">
      <style:paragraph-properties fo:line-height="100%"/>
      <style:text-properties officeooo:rsid="04af6545" officeooo:paragraph-rsid="06674392"/>
    </style:style>
    <style:style style:name="P7" style:family="paragraph" style:parent-style-name="Heading_20_1">
      <style:paragraph-properties fo:line-height="100%"/>
      <style:text-properties officeooo:paragraph-rsid="04af6545"/>
    </style:style>
    <style:style style:name="P8" style:family="paragraph" style:parent-style-name="Heading_20_2">
      <style:text-properties officeooo:paragraph-rsid="06853da4"/>
    </style:style>
    <style:style style:name="P9" style:family="paragraph" style:parent-style-name="Heading_20_2">
      <style:text-properties officeooo:paragraph-rsid="06b30e6b"/>
    </style:style>
    <style:style style:name="P10" style:family="paragraph" style:parent-style-name="Standard">
      <style:text-properties officeooo:paragraph-rsid="06c639e7"/>
    </style:style>
    <style:style style:name="P11" style:family="paragraph" style:parent-style-name="Standard">
      <style:text-properties fo:language="en" fo:country="US" officeooo:rsid="0695f351" officeooo:paragraph-rsid="06c639e7"/>
    </style:style>
    <style:style style:name="P12" style:family="paragraph" style:parent-style-name="Standard">
      <style:text-properties officeooo:paragraph-rsid="06ca6841"/>
    </style:style>
    <style:style style:name="P13" style:family="paragraph" style:parent-style-name="Standard">
      <style:text-properties officeooo:paragraph-rsid="06cd4ee8"/>
    </style:style>
    <style:style style:name="P14" style:family="paragraph" style:parent-style-name="Standard">
      <style:text-properties officeooo:paragraph-rsid="06d04e61"/>
    </style:style>
    <style:style style:name="P15" style:family="paragraph" style:parent-style-name="Standard">
      <style:text-properties officeooo:paragraph-rsid="06dff161"/>
    </style:style>
    <style:style style:name="P16" style:family="paragraph" style:parent-style-name="Standard">
      <style:text-properties officeooo:paragraph-rsid="06e350b0"/>
    </style:style>
    <style:style style:name="P17" style:family="paragraph" style:parent-style-name="Standard">
      <style:text-properties officeooo:rsid="06e350b0" officeooo:paragraph-rsid="06e350b0"/>
    </style:style>
    <style:style style:name="P18" style:family="paragraph" style:parent-style-name="Text_20_body">
      <style:text-properties style:font-name="Monospace" officeooo:rsid="069bde80" officeooo:paragraph-rsid="06ac5f16" style:font-size-asian="10.5pt" style:font-name-complex="David CLM" style:font-weight-complex="normal"/>
    </style:style>
    <style:style style:name="P19" style:family="paragraph" style:parent-style-name="Text_20_body">
      <style:text-properties officeooo:paragraph-rsid="06b14e7b"/>
    </style:style>
    <style:style style:name="P20" style:family="paragraph" style:parent-style-name="Text_20_body">
      <style:text-properties officeooo:rsid="06d96135" officeooo:paragraph-rsid="06d96135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6d96135" officeooo:paragraph-rsid="06d96135"/>
    </style:style>
    <style:style style:name="P22" style:family="paragraph" style:parent-style-name="בולט">
      <style:paragraph-properties fo:margin-left="0in" fo:margin-right="0in" fo:text-indent="0in" style:auto-text-indent="false"/>
      <style:text-properties officeooo:paragraph-rsid="06ca6841"/>
    </style:style>
    <style:style style:name="P23" style:family="paragraph" style:parent-style-name="חצי_20_שורה">
      <style:text-properties officeooo:paragraph-rsid="06d04e61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7" style:family="text">
      <style:text-properties fo:color="#000000" style:font-name="Monospace" fo:font-size="12pt" fo:font-style="normal" fo:font-weight="normal" officeooo:rsid="06b30e6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style:font-name="Monospace" fo:font-size="12pt" fo:font-style="normal" fo:font-weight="normal" officeooo:rsid="06c639e7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style:font-name="Monospace" fo:font-size="12pt" fo:font-style="normal" fo:font-weight="normal" officeooo:rsid="06ca684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style:font-name="Monospace" fo:font-size="12pt" fo:font-style="normal" fo:font-weight="normal" officeooo:rsid="06d8891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style:font-name="Monospace" style:font-size-asian="10.5pt" style:font-name-complex="David CLM" style:font-weight-complex="normal"/>
    </style:style>
    <style:style style:name="T13" style:family="text">
      <style:text-properties style:font-name="Monospace" officeooo:rsid="068311cf" style:font-size-asian="10.5pt" style:font-name-complex="David CLM" style:font-weight-complex="normal"/>
    </style:style>
    <style:style style:name="T14" style:family="text">
      <style:text-properties style:font-name="Monospace" officeooo:rsid="06b14e7b" style:font-size-asian="10.5pt" style:font-name-complex="David CLM" style:font-weight-complex="normal"/>
    </style:style>
    <style:style style:name="T15" style:family="text">
      <style:text-properties style:font-name="Monospace" officeooo:rsid="06ab7e90" style:font-size-asian="10.5pt" style:font-name-complex="David CLM" style:font-weight-complex="normal"/>
    </style:style>
    <style:style style:name="T16" style:family="text">
      <style:text-properties style:font-name="Monospace" officeooo:rsid="0695d5d1" style:font-size-asian="10.5pt" style:font-name-complex="David CLM" style:font-weight-complex="normal"/>
    </style:style>
    <style:style style:name="T17" style:family="text">
      <style:text-properties style:font-name="Monospace" officeooo:rsid="06e30a42" style:font-size-asian="10.5pt" style:font-name-complex="David CLM" style:font-weight-complex="normal"/>
    </style:style>
    <style:style style:name="T18" style:family="text">
      <style:text-properties style:font-name="Monospace" officeooo:rsid="06e350b0" style:font-size-asian="10.5pt" style:font-name-complex="David CLM" style:font-weight-complex="normal"/>
    </style:style>
    <style:style style:name="T19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20" style:family="text">
      <style:text-properties style:font-name="Monospace" fo:language="en" fo:country="US" officeooo:rsid="06cd4ee8" style:font-size-asian="10.5pt" style:font-name-complex="David CLM" style:font-weight-complex="normal"/>
    </style:style>
    <style:style style:name="T21" style:family="text">
      <style:text-properties officeooo:rsid="06a5a2d9"/>
    </style:style>
    <style:style style:name="T22" style:family="text">
      <style:text-properties officeooo:rsid="04af6545"/>
    </style:style>
    <style:style style:name="T23" style:family="text">
      <style:text-properties style:font-name="Liberation Sans" fo:font-size="21pt" fo:font-weight="bold" officeooo:rsid="06c4cd14" style:font-name-asian="Noto Sans CJK SC Regular" style:font-size-asian="18.2000007629395pt" style:font-weight-asian="bold" style:font-name-complex="Nachlieli CLM" style:font-size-complex="21pt" style:font-weight-complex="bold"/>
    </style:style>
    <style:style style:name="T24" style:family="text">
      <style:text-properties officeooo:rsid="06d04e61"/>
    </style:style>
    <style:style style:name="T25" style:family="text">
      <style:text-properties officeooo:rsid="06dff161"/>
    </style:style>
    <style:style style:name="T26" style:family="text">
      <style:text-properties officeooo:rsid="06e0e1b0"/>
    </style:style>
    <style:style style:name="T27" style:family="text">
      <style:text-properties officeooo:rsid="06e30a42"/>
    </style:style>
    <style:style style:name="T28" style:family="text">
      <style:text-properties officeooo:rsid="06e350b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">מטלה</text:span><text:span text:style-name="T22"> –</text:span><text:span text:style-name="T2"> חלוק</text:span><text:span text:style-name="T23">ה מיטבית של</text:span><text:span text:style-name="T2"> חפצים בדידים</text:span></text:h>
      <text:p text:style-name="P6">יש לענות על שאלה אחת לבחירתכם. <text:s/><text:span text:style-name="T4">שאלות המסומנות בכוכבית (*) מזכות בניקוד כפול.</text:span></text:p>
      <text:p text:style-name="P6"/>
      <text:p text:style-name="P3"><text:span text:style-name="T5">שאלה </text:span><text:span text:style-name="T3">1: </text:span><text:span text:style-name="T9">תיכנות ליניארי בשלמים</text:span></text:p>
      <text:p text:style-name="P10">כתבו תוכניות ליניאריות בשלמים לפתרון הבעיות הבאות:</text:p>
      <text:p text:style-name="P10">א. בדיקה האם קיימת חלוקה ללא־קנאה.</text:p>
      <text:p text:style-name="P11"><text:span text:style-name="T16">ב. בדיקה האם קיימת חלוקה פרופורציונלית לשחקנים עם זכויות שונות.</text:span></text:p>
      <text:p text:style-name="P13"><text:span text:style-name="T19">ג. </text:span><text:span text:style-name="T20">מציאת חלוקה הממקסמת את סכום ערכי השחקנים, מבין כל החלוקות הפרופורציונליות.</text:span></text:p>
      <text:p text:style-name="P13"><text:span text:style-name="T19"/></text:p>
      <text:p text:style-name="P8">שאלה <text:span text:style-name="T6">2</text:span>: <text:span text:style-name="T10">חיפוש במרחב המצבים</text:span></text:p>
      <text:p text:style-name="P12">כתבו אלגוריתמי חיפוש במרחב המצבים לפתרון הבעיות הבאות:</text:p>
      <text:p text:style-name="P22">א. בדיקה האם קיימת חלוקה ללא־קנאה.</text:p>
      <text:p text:style-name="P22">ב. בדיקה האם קיימת חלוקה פרופורציונלית לשחקנים עם זכויות שונות.</text:p>
      <text:p text:style-name="P13"><text:span text:style-name="T19">ג. </text:span><text:span text:style-name="T20">מציאת חלוקה הממקסמת את סכום ערכי השחקנים, מבין כל החלוקות הפרופורציונליות.</text:span></text:p>
      <text:p text:style-name="P15">תארו את וקטורי־המצב ואת כללי־הגיזום. </text:p>
      <text:p text:style-name="P15">* <text:span text:style-name="T26">ד. </text:span>חשבו את סיבוכיות זמן־הריצה של האלגוריתמי<text:span text:style-name="T26">ם שכתבתם.</text:span></text:p>
      <text:p text:style-name="P12"/>
      <text:p text:style-name="P4">* שאלה <text:span text:style-name="T11">3</text:span>: <text:span text:style-name="T24">חלוקה אגליטרית של חפצים בדידים</text:span></text:p>
      <text:p text:style-name="P14">א. הוכיחו, שבעיית חישוב חלוקה אגליטרית <text:span text:style-name="T24">של חפצים בדידים </text:span>היא NP‏־קשה.</text:p>
      <text:p text:style-name="P23"/>
      <text:p text:style-name="P14">ב. תארו אלגוריתם לחישוב חלוקה אגליטרית בעזרת תיכנות ליניארי בשלמים.</text:p>
      <text:p text:style-name="P23"/>
      <text:p text:style-name="P14"><text:span text:style-name="T14">ג. תארו אלגוריתם חיפוש במרחב המצבים לחישוב חלוקה אגליטרית..</text:span></text:p>
      <text:p text:style-name="P19"><text:span text:style-name="T14"/></text:p>
      <text:p text:style-name="P9">* שאלה <text:span text:style-name="T7">4</text:span>: <text:span text:style-name="T15"><text:s/></text:span></text:p>
      <text:p text:style-name="P20">הוכיחו: יחס הקירוב של אלגוריתם הרשימה בחלוקה ל-n שחקנים הוא לכל היותר:</text:p>
      <text:p text:style-name="P21">2 – 1/n</text:p>
      <text:p text:style-name="P18"/>
      <text:p text:style-name="P5">* שאלה <text:span text:style-name="T8">5</text:span>: </text:p>
      <text:p text:style-name="P16"><text:span text:style-name="T17">הוכיחו, שלכל n, </text:span><text:span text:style-name="T18">קיימת</text:span><text:span text:style-name="T13"> בעיית חלוקת מטלות עם n שחקנים, שבה הערך האגליטרי המיטבי הוא:</text:span></text:p>
      <text:p text:style-name="P16"><text:span text:style-name="T13">3n, אבל הערך האגליטרי של החלוקה המוחזרת ע"י </text:span><text:span text:style-name="T18">האלגוריתם החמדני</text:span><text:span text:style-name="T13"> הוא</text:span><text:span text:style-name="T18">: </text:span><text:span text:style-name="T13">(4n–1).</text:span></text:p>
      <text:p text:style-name="P17"><text:span text:style-name="T13">(</text:span><text:span text:style-name="T12">רמז: בהרצאה ראינו דוגמה עבור n=4, נסו להכליל את הדוגמה לכל n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2-10-19T21:03:42.639217346</dc:date>
    <meta:editing-duration>P12DT1H45M3S</meta:editing-duration>
    <meta:editing-cycles>1578</meta:editing-cycles>
    <dc:creator>Erel Segal-Halevi</dc:creator>
    <meta:document-statistic meta:table-count="0" meta:image-count="0" meta:object-count="0" meta:page-count="1" meta:paragraph-count="27" meta:word-count="219" meta:character-count="1281" meta:non-whitespace-character-count="1083"/>
  </office:meta>
</office:document-meta>
</file>